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4">
      <style:paragraph-properties fo:line-height="120%"/>
      <style:text-properties fo:font-weight="bold"/>
    </style:style>
    <style:style style:name="P4" style:family="paragraph" style:parent-style-name="Standard">
      <style:text-properties officeooo:rsid="0012dcfc" officeooo:paragraph-rsid="0012dcfc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officeooo:paragraph-rsid="0012dcfc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color="#052025" loext:opacity="100%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font-style="italic"/>
    </style:style>
    <style:style style:name="T4" style:family="text">
      <style:text-properties officeooo:rsid="0012dcfc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officeooo:rsid="0012dcfc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9f6f8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dabadadaa</text:p>
      <text:p text:style-name="P4"><text:a xlink:type="simple" xlink:href="https://platon.campograndeformacion.com/mod/quiz/view.php?id=26035" text:style-name="Internet_20_link" text:visited-style-name="Visited_20_Internet_20_Link"><text:span text:style-name="T5">MF0950-UF1303. Test de Evaluación Tema 1</text:span></text:a> </text:p>
      <text:h text:style-name="P2" text:outline-level="3">Pregunta 1</text:h>
      <text:section text:style-name="Sect1" text:name="question-607-1">
        <text:section text:style-name="Sect1" text:name="yui_3_17_2_1_1680663801684_135">
          <text:section text:style-name="Sect2" text:name="yui_3_17_2_1_1680663801684_134">
            <text:p text:style-name="P11">¿Qué utilidad tiene el atributo media dentro de &lt;link&gt;?</text:p>
            <text:section text:style-name="Sect1" text:name="q607:1_answer0_label">
              <text:p text:style-name="P14"><text:span text:style-name="T4">*</text:span>a.<text:span text:style-name="T6">Especifica el medio donde se mostrará el estilo</text:span></text:p>
            </text:section>
            <text:section text:style-name="Sect1" text:name="q607:1_answer1_label">
              <text:p text:style-name="P7"><text:span text:style-name="T7">b.</text:span>No existe</text:p>
            </text:section>
            <text:section text:style-name="Sect1" text:name="q607:1_answer2_label">
              <text:p text:style-name="P7"><text:span text:style-name="T7">c.</text:span>Indica el recurso que se ha utilizado</text:p>
            </text:section>
            <text:section text:style-name="Sect1" text:name="q607:1_answer3_label">
              <text:p text:style-name="P7"><text:span text:style-name="T7">d.</text:span>Es donde se establece la url del archivo CSS</text:p>
            </text:section>
          </text:section>
          <text:p text:style-name="P6"><draw:frame draw:style-name="fr1" draw:name="Marco2" text:anchor-type="char" svg:width="0.041cm" draw:z-index="0"><draw:text-box fo:min-height="0.041cm"><text:h text:style-name="P3" text:outline-level="4">Retroalimentación</text:h></draw:text-box></draw:frame>¡Correcto! Es opcional, pero permite especificar el medio donde se aplicarán ciertos estilos.</text:p>
        </text:section>
      </text:section>
      <text:section text:style-name="Sect1" text:name="question-607-2">
        <text:h text:style-name="P1" text:outline-level="3">Pregunta 2</text:h>
        <text:p text:style-name="P8">¿Qué propiedad se utiliza para elegir la tipografía de la fuente?</text:p>
        <text:section text:style-name="Sect1" text:name="q607:2_answer0_label">
          <text:p text:style-name="P8"><text:span text:style-name="T4">a.</text:span>&lt;Font-variant&gt;</text:p>
        </text:section>
        <text:section text:style-name="Sect1" text:name="q607:2_answer1_label">
          <text:p text:style-name="P9"><text:span text:style-name="T7">b.</text:span>&lt;family-style&gt;</text:p>
        </text:section>
        <text:section text:style-name="Sect1" text:name="q607:2_answer2_label">
          <text:p text:style-name="P9"><text:span text:style-name="T7">c.</text:span>&lt;Font-style&gt;</text:p>
        </text:section>
        <text:section text:style-name="Sect1" text:name="q607:2_answer3_label">
          <text:p text:style-name="P9"><text:span text:style-name="T8">*</text:span><text:span text:style-name="T7">d.</text:span>&lt;Font-family&gt;</text:p>
        </text:section>
        <text:p text:style-name="P6"><draw:frame draw:style-name="fr1" draw:name="Marco4" text:anchor-type="char" svg:width="0.041cm" draw:z-index="1"><draw:text-box fo:min-height="0.041cm"><text:h text:style-name="P3" text:outline-level="4">Retroalimentación</text:h></draw:text-box></draw:frame>¡Correcto! Esta etiqueta es la que nos permitirá elegir el tipo de fuente.</text:p>
      </text:section>
      <text:section text:style-name="Sect1" text:name="question-607-3">
        <text:h text:style-name="P1" text:outline-level="3">Pregunta 3</text:h>
        <text:p text:style-name="P8">Si quiere establecer un selector de clase, se utiliza previamente al nombre:</text:p>
        <text:section text:style-name="Sect1" text:name="q607:3_answer0_label">
          <text:p text:style-name="P8"><text:span text:style-name="T4">*a.</text:span>Un punto</text:p>
        </text:section>
        <text:section text:style-name="Sect1" text:name="q607:3_answer1_label">
          <text:p text:style-name="P9"><text:span text:style-name="T7">b.</text:span>Una almohadilla</text:p>
        </text:section>
        <text:section text:style-name="Sect1" text:name="q607:3_answer2_label">
          <text:p text:style-name="P9"><text:span text:style-name="T7">c.</text:span>Nada</text:p>
        </text:section>
        <text:section text:style-name="Sect1" text:name="q607:3_answer3_label">
          <text:p text:style-name="P9"><text:span text:style-name="T7">d.</text:span>Paréntesis angulares &lt;&gt;</text:p>
        </text:section>
        <text:p text:style-name="P6"><draw:frame draw:style-name="fr1" draw:name="Marco6" text:anchor-type="char" svg:width="0.041cm" draw:z-index="2"><draw:text-box fo:min-height="0.041cm"><text:h text:style-name="P3" text:outline-level="4">Retroalimentación</text:h></draw:text-box></draw:frame>¡Correcto! El nombre de un selector de clase siempre estará precedido por un punto.</text:p>
      </text:section>
      <text:section text:style-name="Sect1" text:name="question-607-4">
        <text:h text:style-name="P1" text:outline-level="3">Pregunta 4</text:h>
        <text:p text:style-name="P8">¿Cuál de estos elementos es un seudoelemento?</text:p>
        <text:section text:style-name="Sect1" text:name="q607:4_answer0_label">
          <text:p text:style-name="P8"><text:span text:style-name="T4">a.</text:span>:first-child</text:p>
        </text:section>
        <text:section text:style-name="Sect1" text:name="q607:4_answer1_label">
          <text:p text:style-name="P9"><text:span text:style-name="T8">*</text:span><text:span text:style-name="T7">b.</text:span>:first-line</text:p>
        </text:section>
        <text:section text:style-name="Sect1" text:name="q607:4_answer2_label">
          <text:p text:style-name="P9"><text:span text:style-name="T7">c.</text:span>:hover</text:p>
        </text:section>
        <text:section text:style-name="Sect1" text:name="q607:4_answer3_label">
          <text:p text:style-name="P9"><text:span text:style-name="T7">d.</text:span>:link</text:p>
        </text:section>
        <text:p text:style-name="P6"><draw:frame draw:style-name="fr1" draw:name="Marco8" text:anchor-type="char" svg:width="0.041cm" draw:z-index="3"><draw:text-box fo:min-height="0.041cm"><text:h text:style-name="P3" text:outline-level="4">Retroalimentación</text:h></draw:text-box></draw:frame>¡Correcto! Se utiliza para seleccionar la primera línea de un elemento.</text:p>
      </text:section>
      <text:section text:style-name="Sect1" text:name="question-607-5">
        <text:h text:style-name="P1" text:outline-level="3">Pregunta 5</text:h>
        <text:p text:style-name="P8">¿Qué propiedad se utiliza para establecer un margen interno?</text:p>
        <text:section text:style-name="Sect1" text:name="q607:5_answer0_label">
          <text:p text:style-name="P8"><text:span text:style-name="T4">*a.</text:span>Padding</text:p>
        </text:section>
        <text:section text:style-name="Sect1" text:name="q607:5_answer1_label">
          <text:p text:style-name="P9"><text:span text:style-name="T7">b.</text:span>Margin</text:p>
        </text:section>
        <text:section text:style-name="Sect1" text:name="q607:5_answer2_label">
          <text:p text:style-name="P9"><text:span text:style-name="T7">c.</text:span>Border</text:p>
        </text:section>
        <text:section text:style-name="Sect1" text:name="q607:5_answer3_label">
          <text:p text:style-name="P9"><text:span text:style-name="T7">d.</text:span>Ninguno</text:p>
        </text:section>
        <text:p text:style-name="P6"><draw:frame draw:style-name="fr1" draw:name="Marco10" text:anchor-type="char" svg:width="0.041cm" draw:z-index="4"><draw:text-box fo:min-height="0.041cm"><text:h text:style-name="P3" text:outline-level="4">Retroalimentación</text:h></draw:text-box></draw:frame>¡Correcto! No debe confundirse con los márgenes externos.</text:p>
      </text:section>
      <text:section text:style-name="Sect1" text:name="question-607-6">
        <text:h text:style-name="P1" text:outline-level="3"><text:soft-page-break/>Pregunta 6</text:h>
        <text:p text:style-name="P8">¿Qué propiedad se utiliza para establecer las sangrías?</text:p>
        <text:section text:style-name="Sect1" text:name="q607:6_answer0_label">
          <text:p text:style-name="P8"><text:span text:style-name="T4">a.</text:span>spacing</text:p>
        </text:section>
        <text:section text:style-name="Sect1" text:name="q607:6_answer1_label">
          <text:p text:style-name="P9"><text:span text:style-name="T7">b.</text:span>margin</text:p>
        </text:section>
        <text:section text:style-name="Sect1" text:name="q607:6_answer2_label">
          <text:p text:style-name="P9"><text:span text:style-name="T7">c.</text:span>blockquote</text:p>
        </text:section>
        <text:section text:style-name="Sect1" text:name="q607:6_answer3_label">
          <text:p text:style-name="P9"><text:span text:style-name="T8">*</text:span><text:span text:style-name="T7">d.</text:span>Text-indent</text:p>
        </text:section>
        <text:p text:style-name="P6"><draw:frame draw:style-name="fr1" draw:name="Marco12" text:anchor-type="char" svg:width="0.041cm" draw:z-index="5"><draw:text-box fo:min-height="0.041cm"><text:h text:style-name="P3" text:outline-level="4">Retroalimentación</text:h></draw:text-box></draw:frame>¡Correcto! No se recomienda utilizar <text:span text:style-name="T3">blockquote</text:span>.</text:p>
      </text:section>
      <text:section text:style-name="Sect1" text:name="question-607-7">
        <text:h text:style-name="P1" text:outline-level="3">Pregunta 7</text:h>
        <text:p text:style-name="P8">¿Cuál es la manera más utilizada y recomendada para usar los estilos?</text:p>
        <text:section text:style-name="Sect1" text:name="q607:7_answer0_label">
          <text:p text:style-name="P8"><text:span text:style-name="T4">*a.</text:span>Enlazada</text:p>
        </text:section>
        <text:section text:style-name="Sect1" text:name="q607:7_answer1_label">
          <text:p text:style-name="P9"><text:span text:style-name="T7">b.</text:span>Importada</text:p>
        </text:section>
        <text:section text:style-name="Sect1" text:name="q607:7_answer2_label">
          <text:p text:style-name="P9"><text:span text:style-name="T7">c.</text:span>Incrustada</text:p>
        </text:section>
        <text:section text:style-name="Sect1" text:name="q607:7_answer3_label">
          <text:p text:style-name="P9"><text:span text:style-name="T7">d.</text:span>En línea</text:p>
        </text:section>
        <text:p text:style-name="P6"><draw:frame draw:style-name="fr1" draw:name="Marco14" text:anchor-type="char" svg:width="0.041cm" draw:z-index="6"><draw:text-box fo:min-height="0.041cm"><text:h text:style-name="P3" text:outline-level="4">Retroalimentación</text:h></draw:text-box></draw:frame>¡Correcto! Puede utilizarlas importadas pero la manera más utilizada es enlazada.</text:p>
      </text:section>
      <text:section text:style-name="Sect1" text:name="question-607-8">
        <text:h text:style-name="P1" text:outline-level="3">Pregunta 8</text:h>
        <text:p text:style-name="P8">¿Qué se utiliza para importar una hoja de estilo?</text:p>
        <text:section text:style-name="Sect1" text:name="q607:8_answer0_label">
          <text:p text:style-name="P8"><text:span text:style-name="T4">a.</text:span>&lt;import&gt;</text:p>
        </text:section>
        <text:section text:style-name="Sect1" text:name="q607:8_answer1_label">
          <text:p text:style-name="P9"><text:span text:style-name="T7">b.</text:span>.import</text:p>
        </text:section>
        <text:section text:style-name="Sect1" text:name="q607:8_answer2_label">
          <text:p text:style-name="P9"><text:span text:style-name="T7">c.</text:span>#import</text:p>
        </text:section>
        <text:section text:style-name="Sect1" text:name="q607:8_answer3_label">
          <text:p text:style-name="P9"><text:span text:style-name="T8">*</text:span><text:span text:style-name="T7">d.</text:span>@import</text:p>
        </text:section>
        <text:p text:style-name="P6"><draw:frame draw:style-name="fr1" draw:name="Marco16" text:anchor-type="char" svg:width="0.041cm" draw:z-index="7"><draw:text-box fo:min-height="0.041cm"><text:h text:style-name="P3" text:outline-level="4">Retroalimentación</text:h></draw:text-box></draw:frame>¡Correcto! Esa regla CSS se utilizará en la cabecera del documento HTML.</text:p>
      </text:section>
      <text:section text:style-name="Sect1" text:name="question-607-9">
        <text:h text:style-name="P1" text:outline-level="3">Pregunta 9</text:h>
        <text:p text:style-name="P8">¿Qué palabra se utiliza para que una propiedad sea heredada?</text:p>
        <text:section text:style-name="Sect1" text:name="q607:9_answer0_label">
          <text:p text:style-name="P8"><text:span text:style-name="T4">*a.</text:span>inherit</text:p>
        </text:section>
        <text:section text:style-name="Sect1" text:name="q607:9_answer1_label">
          <text:p text:style-name="P9"><text:span text:style-name="T7">b.</text:span>No se puede</text:p>
        </text:section>
        <text:section text:style-name="Sect1" text:name="q607:9_answer2_label">
          <text:p text:style-name="P9"><text:span text:style-name="T7">c.</text:span>heredity</text:p>
        </text:section>
        <text:section text:style-name="Sect1" text:name="q607:9_answer3_label">
          <text:p text:style-name="P9"><text:span text:style-name="T7">d.</text:span>!important</text:p>
        </text:section>
        <text:p text:style-name="P6"><draw:frame draw:style-name="fr1" draw:name="Marco18" text:anchor-type="char" svg:width="0.041cm" draw:z-index="8"><draw:text-box fo:min-height="0.041cm"><text:h text:style-name="P3" text:outline-level="4">Retroalimentación</text:h></draw:text-box></draw:frame>¡Correcto! Así se asegura de que esta propiedad se herede.</text:p>
      </text:section>
      <text:section text:style-name="Sect1" text:name="question-607-10">
        <text:h text:style-name="P1" text:outline-level="3">Pregunta 10</text:h>
        <text:section text:style-name="Sect1" text:name="yui_3_17_2_1_1680663801684_142">
          <text:p text:style-name="P12">¿Cómo se enlaza una hoja de estilo a un documento HTML?</text:p>
          <text:section text:style-name="Sect1" text:name="q607:10_answer0_label">
            <text:p text:style-name="P8"><text:span text:style-name="T4">*a.</text:span>Con la etiqueta &lt;link&gt;</text:p>
          </text:section>
          <text:section text:style-name="Sect1" text:name="q607:10_answer1_label">
            <text:p text:style-name="P10"><text:span text:style-name="T7">b.</text:span>Utilizando &lt;a&gt;</text:p>
          </text:section>
          <text:section text:style-name="Sect1" text:name="q607:10_answer2_label">
            <text:p text:style-name="P10"><text:span text:style-name="T7">c.</text:span>Es imposible</text:p>
          </text:section>
          <text:section text:style-name="Sect1" text:name="q607:10_answer3_label">
            <text:p text:style-name="P9"><text:span text:style-name="T7">d.</text:span>Utilizando &lt;href&gt;</text:p>
          </text:section>
          <text:section text:style-name="Sect3" text:name="yui_3_17_2_1_1680663801684_141">
            <text:section text:style-name="Sect1" text:name="yui_3_17_2_1_1680663801684_140">
              <text:section text:style-name="Sect1" text:name="yui_3_17_2_1_1680663801684_139">
                <text:p text:style-name="P13"><draw:frame draw:style-name="fr1" draw:name="Marco20" text:anchor-type="char" svg:width="0.041cm" draw:z-index="9"><draw:text-box fo:min-height="0.041cm"><text:h text:style-name="P3" text:outline-level="4">Retroalimentación</text:h></draw:text-box></draw:frame>¡Correcto! Esta es una de las maneras de enlazar un documento CSS externo.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05:03:50.307000000</meta:creation-date>
    <dc:date>2023-04-05T05:09:33.355000000</dc:date>
    <meta:editing-duration>PT5M43S</meta:editing-duration>
    <meta:editing-cycles>1</meta:editing-cycles>
    <meta:document-statistic meta:table-count="0" meta:image-count="0" meta:object-count="0" meta:page-count="2" meta:paragraph-count="82" meta:word-count="321" meta:character-count="2211" meta:non-whitespace-character-count="1971"/>
    <meta:generator>LibreOffice/7.5.0.3$Windows_X86_64 LibreOffice_project/c21113d003cd3efa8c53188764377a8272d9d6de</meta:generator>
  </office:meta>
</office:document-meta>
</file>